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c9900" style:font-name="Tahoma" style:font-name-complex="Tahoma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-0.004cm" fo:line-height="150%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7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1cm" fo:margin-right="-0.004cm" fo:text-align="justify" style:justify-single-word="false" fo:text-indent="-1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cc9900" style:font-name="Tahoma" fo:font-size="9pt" style:font-size-asian="9pt" style:font-name-complex="Tahoma" style:font-size-complex="9pt"/>
    </style:style>
    <style:style style:name="T4" style:family="text">
      <style:text-properties fo:color="#cc9900" style:font-name="Tahoma" fo:font-size="9pt" style:text-underline-style="solid" style:text-underline-width="auto" style:text-underline-color="font-color" fo:font-weight="bold" style:font-size-asian="9pt" style:font-weight-asian="bold" style:font-name-complex="Tahoma" style:font-size-complex="9pt"/>
    </style:style>
    <style:style style:name="T5" style:family="text">
      <style:text-properties fo:color="#cc9900" style:font-name="Tahoma" fo:font-size="9pt" fo:font-weight="bold" style:font-size-asian="9pt" style:font-weight-asian="bold" style:font-name-complex="Tahoma" style:font-size-complex="9pt"/>
    </style:style>
    <style:style style:name="T6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8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9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10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11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name-asian="Courier New1" style:font-weight-asian="bold" style:font-name-complex="Courier New1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63cm" fo:padding-right="0.263cm" fo:padding-top="0.136cm" fo:padding-bottom="0.136cm" fo:border="0.018cm solid #cc9900" style:shadow="#000000 0.212cm 0.212cm">
        <style:background-image/>
      </style:graphic-properties>
    </style:style>
    <style:style style:name="gr1" style:family="graphic">
      <style:graphic-properties draw:stroke="solid" svg:stroke-width="0.026cm" svg:stroke-color="#cc9900" draw:marker-end="msArrowStealth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2">%#include </text:span><text:span text:style-name="T13">enTetesDecisionRFM</text:span><text:span text:style-name="T12">#%</text:span></text:p>
      <text:p text:style-name="P8"/>
      <text:p text:style-name="P2">%=OBJET=%</text:p>
      <text:p text:style-name="P2">%=DOSSIER=%</text:p>
      <text:p text:style-name="P3"/>
      <text:p text:style-name="P3"><draw:frame draw:style-name="fr1" draw:name="Frame1" text:anchor-type="char" svg:x="3.297cm" svg:y="0.041cm" svg:width="4.787cm" svg:height="0.667cm" draw:z-index="0"><draw:text-box><text:p text:style-name="P1">= date envoi lettre n° 4.5</text:p></draw:text-box></draw:frame></text:p>
      <text:p text:style-name="P3">%=TITRE=%<draw:line text:anchor-type="char" draw:z-index="1" draw:style-name="gr1" draw:text-style-name="P11" svg:x1="3.627cm" svg:y1="0.201cm" svg:x2="3.309cm" svg:y2="1.154cm"><text:p/></draw:line></text:p>
      <text:p text:style-name="P3"/>
      <text:p text:style-name="P3">%=COURRIER=%</text:p>
      <text:p text:style-name="P3"/>
      <text:p text:style-name="P3">%=REPONSE=%</text:p>
      <text:p text:style-name="P9"/>
      <text:p text:style-name="P3">%=SALUTATIONS=%</text:p>
      <text:p text:style-name="P3"/>
      <text:p text:style-name="P3"/>
      <text:p text:style-name="P10"><text:tab/><text:span text:style-name="T10">%#</text:span><text:span text:style-name="T11">include <text:s/>signatureRFM</text:span><text:span text:style-name="T10">#%</text:span></text:p>
      <text:p text:style-name="P6"><draw:frame draw:style-name="fr2" draw:name="Frame2" text:anchor-type="char" svg:x="11.234cm" svg:y="0.34cm" svg:width="4.152cm" svg:height="1.93cm" draw:z-index="2"><draw:text-box><text:p text:style-name="Standard"><text:span text:style-name="T3">Ce rappel doit être généré </text:span><text:span text:style-name="T4">1 mois</text:span><text:span text:style-name="T5"> </text:span><text:span text:style-name="T3">après l'envoi de la lettre initiale (n° 4.5)</text:span></text:p></draw:text-box></draw:frame></text:p>
      <text:p text:style-name="P3"/>
      <text:p text:style-name="P5"><text:span text:style-name="T14">%=ANNEXE=%</text:span> :<text:tab/>%=MENTIONNE=%</text:p>
      <text:p text:style-name="P4"><text:span text:style-name="T14">%=COPIE=%</text:span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20T10:22:00</meta:creation-date>
    <dc:date>2014-06-30T10:33:08.67</dc:date>
    <meta:print-date>2009-04-24T14:48:00</meta:print-date>
    <meta:editing-cycles>13</meta:editing-cycles>
    <meta:editing-duration>PT1H42M15S</meta:editing-duration>
    <meta:document-statistic meta:table-count="0" meta:image-count="0" meta:object-count="0" meta:page-count="1" meta:paragraph-count="12" meta:word-count="36" meta:character-count="276"/>
    <meta:user-defined meta:name="Info 1"/>
    <meta:user-defined meta:name="Info 2"/>
    <meta:user-defined meta:name="Info 3"/>
    <meta:user-defined meta:name="Info 4"/>
    <meta:user-defined meta:name="_AdHocReviewCycleID" meta:value-type="string">1849836429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